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2ce4a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40cbb" officeooo:paragraph-rsid="00240cbb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954b9" officeooo:paragraph-rsid="002954b9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2afb3a" officeooo:paragraph-rsid="002afb3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cff5b" officeooo:paragraph-rsid="003cff5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dd402" officeooo:paragraph-rsid="003dd402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3f7b54" officeooo:paragraph-rsid="003f7b54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5791a" officeooo:paragraph-rsid="0045791a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74bcf" officeooo:paragraph-rsid="00474bcf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86491" officeooo:paragraph-rsid="00486491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4b030d" officeooo:paragraph-rsid="004b030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521ad4" officeooo:paragraph-rsid="00521ad4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rsid="00538f46" officeooo:paragraph-rsid="00538f46"/>
    </style:style>
    <style:style style:name="P17" style:family="paragraph" style:parent-style-name="Text_20_body">
      <style:text-properties officeooo:paragraph-rsid="0053cf12"/>
    </style:style>
    <style:style style:name="P18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2ce4ad"/>
    </style:style>
    <style:style style:name="P19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3214ba"/>
    </style:style>
    <style:style style:name="P20" style:family="paragraph" style:parent-style-name="Text_20_body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392890"/>
    </style:style>
    <style:style style:name="T1" style:family="text">
      <style:text-properties officeooo:rsid="001d2903"/>
    </style:style>
    <style:style style:name="T2" style:family="text">
      <style:text-properties officeooo:rsid="001f4e28"/>
    </style:style>
    <style:style style:name="T3" style:family="text">
      <style:text-properties officeooo:rsid="00212c81"/>
    </style:style>
    <style:style style:name="T4" style:family="text">
      <style:text-properties officeooo:rsid="00240cbb"/>
    </style:style>
    <style:style style:name="T5" style:family="text">
      <style:text-properties officeooo:rsid="00257cb2"/>
    </style:style>
    <style:style style:name="T6" style:family="text">
      <style:text-properties officeooo:rsid="00276535"/>
    </style:style>
    <style:style style:name="T7" style:family="text">
      <style:text-properties officeooo:rsid="002a2a70"/>
    </style:style>
    <style:style style:name="T8" style:family="text">
      <style:text-properties officeooo:rsid="002b7455"/>
    </style:style>
    <style:style style:name="T9" style:family="text">
      <style:text-properties officeooo:rsid="002ce4ad"/>
    </style:style>
    <style:style style:name="T10" style:family="text">
      <style:text-properties officeooo:rsid="003214ba"/>
    </style:style>
    <style:style style:name="T11" style:family="text">
      <style:text-properties officeooo:rsid="00330a0f"/>
    </style:style>
    <style:style style:name="T12" style:family="text">
      <style:text-properties officeooo:rsid="00383c5b"/>
    </style:style>
    <style:style style:name="T13" style:family="text">
      <style:text-properties officeooo:rsid="003adb02"/>
    </style:style>
    <style:style style:name="T14" style:family="text">
      <style:text-properties officeooo:rsid="003cff5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406ff2"/>
    </style:style>
    <style:style style:name="T18" style:family="text">
      <style:text-properties officeooo:rsid="00422c25"/>
    </style:style>
    <style:style style:name="T19" style:family="text">
      <style:text-properties officeooo:rsid="00429fbe"/>
    </style:style>
    <style:style style:name="T20" style:family="text">
      <style:text-properties officeooo:rsid="00486491"/>
    </style:style>
    <style:style style:name="T21" style:family="text">
      <style:text-properties officeooo:rsid="004b030d"/>
    </style:style>
    <style:style style:name="T22" style:family="text">
      <style:text-properties officeooo:rsid="004e6113"/>
    </style:style>
    <style:style style:name="T23" style:family="text">
      <style:text-properties officeooo:rsid="0050291a"/>
    </style:style>
    <style:style style:name="T24" style:family="text">
      <style:text-properties officeooo:rsid="0053c40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<text:span text:style-name="T1">leServer使用教程一</text:span></text:p>
      <text:p text:style-name="P1"/>
      <text:p text:style-name="P2"/>
      <text:p text:style-name="P3">欢迎大家来到<text:span text:style-name="T2">MoleServer的编程世界，MoleServer是一个基于websocket协议的游戏服务器开发框架，主要在ubuntu server 上写成，基于epoll，主要语言是c++。</text:span></text:p>
      <text:p text:style-name="P3">也许你会问了<text:span text:style-name="T3">，现在有那么多框架，java,go,js,lua甚至php都能做相同的事情，而且市面上的游戏开发框架多如牛毛，我为什么要用你这个框架呢。</text:span></text:p>
      <text:p text:style-name="P5">首先，<text:span text:style-name="T2">MoleServer</text:span>并不是一个通用型的游戏框架，什么类型的游戏都能做。<text:span text:style-name="T2">MoleServer只专注于基于房间的多人对战游戏类型</text:span>，<text:span text:style-name="T2">MoleServer提供一个</text:span>c++编写的游戏服务器框架和一个thinkphp编写的后台管理系统。</text:p>
      <text:p text:style-name="P5">作者本人在这种基于房间对战游戏方面有着丰富的行业经验<text:span text:style-name="T5">，因此，我知道框架需要哪些功能来做相应的事情。我将这些你要开发这类游戏需要的功能都集中在框架中，以便于你更好，更快的开发这个类型的游戏。</text:span></text:p>
      <text:p text:style-name="P5">在这篇教程中，我们将讲解如何获取代码<text:span text:style-name="T6">，如何安装运行环境，和如何编译整个框架。</text:span></text:p>
      <text:p text:style-name="P5"/>
      <text:p text:style-name="P6">首先，我们需要安装ubuntu最新的操作系统，如果你用windows,建议你在虚拟机中安装相应的系统。</text:p>
      <text:p text:style-name="P6">在学习本框架之前，你至少需要一些c++基础知识，和一些ubuntu系统方面的使用知识。至少要知道<text:span text:style-name="T7">gcc,gdb,makefile的使用方法。</text:span>如果你想看懂网站后台，你还需要知道一些php，特别是thinkphp方面的知识。</text:p>
      <text:p text:style-name="P7">ubuntu应该是距今为止最好用的linux了<text:span text:style-name="T8">，它的安装和使用都非常简单，看到这里的时候，我想你的ubuntu系统应该已经装好了。</text:span></text:p>
      <text:p text:style-name="P4"><text:span text:style-name="T9">首先我们要先安装我们需要的环境，首先更新下我们的系统，以便于后面的安装：</text:span></text:p>
      <text:p text:style-name="P4"/>
      <text:p text:style-name="P18">sudo apt-get update </text:p>
      <text:p text:style-name="P18">sudo apt-get upgrade </text:p>
      <text:p text:style-name="P18">sudo apt-get dist-upgrade</text:p>
      <text:p text:style-name="P6">接下来<text:span text:style-name="T10">，我们将安装lamp环境，lamp表示linux+apache+mysql+php，这是一个常用的web服务器环境，ubuntu下安装这些都是非常简单，你可以通过下面的命令就安装好了。</text:span></text:p>
      <text:p text:style-name="P6"/>
      <text:p text:style-name="P19"><text:span text:style-name="T4">sudo apt install apache2 -y </text:span></text:p>
      <text:p text:style-name="P19">sudo apt install mysql-server mysql-client </text:p>
      <text:p text:style-name="P19">sudo apt install php7.2-mysql php7.2-curl php7.2-json php7.2-cgi php7.2 libapache2-mod-php7.2 php7.2-gd </text:p>
      <text:p text:style-name="P5">安装好了可能会存在一些配置问题<text:span text:style-name="T11">，比如mysql无法正常登录，无法远程访问什么的问题，都可以通过百度得到很好的解决。</text:span></text:p>
      <text:p text:style-name="P5">上面的环境安装好以后，接下来<text:span text:style-name="T12">，我们就来安装c++的编译环境，可以通过下面的命令来进行安装：</text:span></text:p>
      <text:p text:style-name="P5"/>
      <text:p text:style-name="P20"><text:span text:style-name="T4">sudo apt-get install build-essential </text:span></text:p>
      <text:p text:style-name="P20">sudo apt-get install libmysqlclient-dev </text:p>
      <text:p text:style-name="P20">sudo apt-get install libjsoncpp-dev</text:p>
      <text:p text:style-name="P5"/>
      <text:p text:style-name="P5">到这里如果一切顺利<text:span text:style-name="T13">，我们的环境就安装好了，下面我们来获取代码。</text:span></text:p>
      <text:p text:style-name="P5">代码获取地址<text:span text:style-name="T13">：</text:span></text:p>
      <text:p text:style-name="P5"><text:soft-page-break/>git clone <text:a xlink:type="simple" xlink:href="https://gitee.com/akinggw/moleserver.git" text:style-name="Internet_20_link" text:visited-style-name="Visited_20_Internet_20_Link">https://gitee.com/akinggw/moleserver.git</text:a></text:p>
      <text:p text:style-name="P5"/>
      <text:p text:style-name="P5">代码获取下来后<text:span text:style-name="T14">，我们进入到moleserver的根目录，然后连接mysql服务器。</text:span></text:p>
      <text:p text:style-name="P5"/>
      <text:p text:style-name="P8">mysql -h 127.0.0.1 -u root -p</text:p>
      <text:p text:style-name="P8"/>
      <text:p text:style-name="P9">连接上mysql后，我们先建立两个数据库</text:p>
      <text:p text:style-name="P9"/>
      <text:p text:style-name="P9">create database moleweb</text:p>
      <text:p text:style-name="P9">create database yzncms</text:p>
      <text:p text:style-name="P9"/>
      <text:p text:style-name="P9">然后导入第一个数据库</text:p>
      <text:p text:style-name="P9"/>
      <text:p text:style-name="P9">use moleweb</text:p>
      <text:p text:style-name="P9">source moleweb.sql</text:p>
      <text:p text:style-name="P9"/>
      <text:p text:style-name="P9">然后再导入第二个数据库</text:p>
      <text:p text:style-name="P9"/>
      <text:p text:style-name="P9">use yzncms</text:p>
      <text:p text:style-name="P9">source CMS/yzncms.sql</text:p>
      <text:p text:style-name="P9"/>
      <text:p text:style-name="P10">将后台管理系统拷贝到网站目录下</text:p>
      <text:p text:style-name="P10"/>
      <text:p text:style-name="P10">cp -r CMS /<text:span text:style-name="T15">var</text:span><text:span text:style-name="T16">/www/html</text:span></text:p>
      <text:p text:style-name="P10"><text:span text:style-name="T16"/></text:p>
      <text:p text:style-name="P5">关于后台管理系统的配置可以参考CM<text:span text:style-name="T17">S的配置文件，在CMS/README文件里。</text:span></text:p>
      <text:p text:style-name="P5"/>
      <text:p text:style-name="P5">配置好网站之后<text:span text:style-name="T17">，我们现在来配置数据库，我们刚才安装了两个数据库，因此这里我们也要连接这两个数据库，数据的配置文件分别在CMS/config/app.php和CMS/config/database.php文件中。</text:span></text:p>
      <text:p text:style-name="P5">我们只要设置好连接我们刚才安装的两个数据库就可以了<text:span text:style-name="T18">，然后用浏览器打开下面的网址：</text:span></text:p>
      <text:p text:style-name="P5"><text:a xlink:type="simple" xlink:href="http://127.0.0.1/index.php/admin/index/login.html" text:style-name="Internet_20_link" text:visited-style-name="Visited_20_Internet_20_Link"/></text:p>
      <text:p text:style-name="P5"><text:a xlink:type="simple" xlink:href="http://127.0.0.1/index.php/admin/index/login.html" text:style-name="Internet_20_link" text:visited-style-name="Visited_20_Internet_20_Link">http://</text:a><text:a xlink:type="simple" xlink:href="http://127.0.0.1/index.php/admin/index/login.html" text:style-name="Internet_20_link" text:visited-style-name="Visited_20_Internet_20_Link"><text:span text:style-name="T18">127.0.0.1</text:span></text:a><text:a xlink:type="simple" xlink:href="http://127.0.0.1/index.php/admin/index/login.html" text:style-name="Internet_20_link" text:visited-style-name="Visited_20_Internet_20_Link">/index.php/admin/index/login.html</text:a></text:p>
      <text:p text:style-name="P5"/>
      <text:p text:style-name="P5">如果一切正常<text:span text:style-name="T19">，它将显示一个登录界面，初始的登录用户名和密码都是admin。</text:span></text:p>
      <text:p text:style-name="P5"/>
      <text:p text:style-name="P11">代理管理系统的访问地址为：</text:p>
      <text:p text:style-name="P11"/>
      <text:p text:style-name="P11"><text:a xlink:type="simple" xlink:href="http://cms.o4.com/agentuser/index/index.html" text:style-name="Internet_20_link" text:visited-style-name="Visited_20_Internet_20_Link">http://127.0.0.1/agentuser/index/index.html</text:a></text:p>
      <text:p text:style-name="P11"/>
      <text:p text:style-name="P12">接下来，我们将编译和配置游戏框架，游戏框架的编译非常简单，只需要在moleserver根目录下执行命令：</text:p>
      <text:p text:style-name="P12">make</text:p>
      <text:p text:style-name="P12"/>
      <text:p text:style-name="P12">整个框架就会自动编译完成，最后在bin目录下生成account_server和game_server两个文件。</text:p>
      <text:p text:style-name="P12">接下来我们来配置游戏框架要使用到的数据库<text:span text:style-name="T20">，配置文件在bin/configs/database.ini文件中，只需要连接我们刚才建立的moleweb数据库就可以了，如果一切顺利，我们下面就来启动这两个服务器：</text:span></text:p>
      <text:p text:style-name="P12">先到<text:span text:style-name="T20">bin目录下，</text:span>首先启动账号服务器<text:span text:style-name="T20">：</text:span></text:p>
      <text:p text:style-name="P12"/>
      <text:p text:style-name="P12">./<text:span text:style-name="T20">account_server 1</text:span></text:p>
      <text:p text:style-name="P12"/>
      <text:p text:style-name="P13"><text:soft-page-break/>后面参数1是你要启动的账号服务器的数据库中的ID,后面我们会详细讲解，这里先这样启动。如果一切顺利会显示启动成功的消息。</text:p>
      <text:p text:style-name="P13">然后是启动游戏服务器<text:span text:style-name="T21">，启动命令如下：</text:span></text:p>
      <text:p text:style-name="P13"/>
      <text:p text:style-name="P13">./<text:span text:style-name="T21">game_server 1</text:span></text:p>
      <text:p text:style-name="P13"/>
      <text:p text:style-name="P14">和账号服务器一样，如果你想后台运行这些程序，只需要在启动命令前加setsid就可以了，比如后台启动游戏服务器 setsid ./game_server 1</text:p>
      <text:p text:style-name="P14"/>
      <text:p text:style-name="P14">我们的框架提供一个<text:span text:style-name="T22">h5游戏例子用于验证整个框架的正确性，到这里为止，整个游戏的服务器都是启动了，下面我们来安装客户端。</text:span></text:p>
      <text:p text:style-name="P14">游戏客户端是基于<text:span text:style-name="T23">cocos2dx-js写的，版本比较老，这里我们只是验证整个框架的正确性，你当然也可以用启动客户端游戏引擎来做这件事。</text:span></text:p>
      <text:p text:style-name="P15">将游戏客户端拷贝到网站目录下：</text:p>
      <text:p text:style-name="P15"/>
      <text:p text:style-name="P15">cp -r websocket_demo /<text:span text:style-name="T15">var/www/html</text:span></text:p>
      <text:p text:style-name="P15"><text:span text:style-name="T15"/></text:p>
      <text:p text:style-name="P16">配置游戏的IP和端口，配置在websocket_demo/src/wxhh_mainframe.js文件中。</text:p>
      <text:p text:style-name="P16"/>
      <text:p text:style-name="P16">var host = "ws://182.61.5.226:6789";</text:p>
      <text:p text:style-name="P16">//var host = "ws://127.0.0.1:3333";</text:p>
      <text:p text:style-name="P16"/>
      <text:p text:style-name="P16">配置好后就可以直接在浏览器中进行访问了。</text:p>
      <text:p text:style-name="P16"/>
      <text:p text:style-name="P16">到这里<text:span text:style-name="T24">，整个框架就跑起来了，我们接下来将说说整个框架的架构是如何的。</text:span></text:p>
      <text:p text:style-name="P16"/>
      <text:p text:style-name="P16"/>
      <text:p text:style-name="P17">欢迎加入QQ群交流:131296225 </text:p>
      <text:p text:style-name="P17">email:<text:a xlink:type="simple" xlink:href="mailto:akinggw@126.com" text:style-name="Internet_20_link" text:visited-style-name="Visited_20_Internet_20_Link">akinggw@126.com</text:a></text:p>
      <text:p text:style-name="P16"/>
      <text:p text:style-name="P16"/>
      <text:p text:style-name="P1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0:41:17.907509945</meta:creation-date>
    <dc:date>2019-11-09T13:14:42.734466124</dc:date>
    <meta:editing-duration>PT2H33M11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3" meta:paragraph-count="66" meta:word-count="1579" meta:character-count="2728" meta:non-whitespace-character-count="2654"/>
  </office:meta>
</office:document-meta>
</file>